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5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6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7" style:family="graphic" style:parent-style-name="standard">
      <style:graphic-properties draw:stroke="none" draw:fill="none" fo:min-height="1.66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9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 style:list-style-name="L2">
      <style:graphic-properties fo:min-height="2.601cm"/>
      <style:paragraph-properties style:writing-mode="lr-tb"/>
    </style:style>
    <style:style style:name="pr7" style:family="presentation" style:parent-style-name="Blue_5f_Curve1-outline1">
      <style:graphic-properties fo:min-height="9.75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-outline1">
      <style:graphic-properties fo:min-height="4.77cm"/>
      <style:paragraph-properties style:writing-mode="lr-tb"/>
    </style:style>
    <style:style style:name="pr12" style:family="presentation" style:parent-style-name="Blue_5f_Curve1-title">
      <style:graphic-properties draw:auto-grow-height="true" fo:min-height="1.328cm"/>
      <style:paragraph-properties style:writing-mode="lr-tb"/>
    </style:style>
    <style:style style:name="pr13" style:family="presentation" style:parent-style-name="Blue_5f_Curve1-outline1">
      <style:graphic-properties fo:min-height="5.576cm"/>
      <style:paragraph-properties style:writing-mode="lr-tb"/>
    </style:style>
    <style:style style:name="pr1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start" fo:text-indent="0cm"/>
      <style:text-properties fo:font-size="28pt" style:font-size-asian="30pt" style:font-size-complex="3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77cae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cm" svg:height="3cm" svg:x="2cm" svg:y="1cm" presentation:class="title" presentation:user-transformed="true">
          <draw:text-box>
            <text:p>Liste des articles </text:p>
          </draw:text-box>
        </draw:frame>
        <draw:frame presentation:style-name="pr4" draw:text-style-name="P1" draw:layer="layout" svg:width="26cm" svg:height="4.5cm" svg:x="1cm" svg:y="4cm" presentation:class="outline" presentation:user-transformed="true">
          <draw:text-box>
            <text:list text:style-name="L2">
              <text:list-item>
                <text:p>The limits of automatic summarisation according to ROUGE </text:p>
              </text:list-item>
              <text:list-item>
                <text:p>Overview of the TAC 2008 Update Summarization Task </text:p>
              </text:list-item>
              <text:list-item>
                <text:p>Automatically Evaluating Content Selection in Summarization without human models</text:p>
              </text:list-item>
              <text:list-item>
                <text:p>Re-evaluating Automatic Summarization with BLEU and 192 Shades of ROU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3"><text:span text:style-name="T1">The limits of automatic summarisation according to ROUGE </text:span></text:p>
              </text:list-header>
            </text:list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5" draw:layer="layout" svg:width="26cm" svg:height="1.328cm" svg:x="1cm" svg:y="0.5cm" presentation:class="title" presentation:user-transformed="true">
          <draw:text-box>
            <text:p text:style-name="P5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>3 problématiques sont identifiées :</text:p>
                <text:p><text:s/></text:p>
              </text:list-header>
              <text:list-item>
                <text:p>Movement away from evaluation by correlation with human assessment</text:p>
              </text:list-item>
              <text:list-item>
                <text:p>Omission of important components of human assessment from evaluations </text:p>
              </text:list-item>
              <text:list-item>
                <text:p>Absence of methods of significance testing improvements over a baselin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8"><text:span text:style-name="T3">Overview of the TAC 2008 Update Summarization Task </text:span>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PLAN </text:p>
                <text:p>1) Description de la tâche et des corpus <text:s/></text:p>
                <text:p>2) System Approaches </text:p>
                <text:p>3) Résulta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8"><text:span text:style-name="T3">Overview of the TAC 2008 Update Summarization Task </text:span></text:p>
          </draw:text-box>
        </draw:frame>
        <draw:frame presentation:style-name="pr10" draw:text-style-name="P1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Sources des données : </text:p>
                <text:p>Collection AQUAINT-2 </text:p>
                <text:p>(qui contient environ 907 000 dépêches de presse) </text:p>
              </text:list-header>
            </text:list>
          </draw:text-box>
        </draw:frame>
        <draw:frame presentation:style-name="pr11" draw:text-style-name="P1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Ensemble A </text:p>
              </text:list-header>
            </text:list>
          </draw:text-box>
        </draw:frame>
        <draw:frame presentation:style-name="pr11" draw:text-style-name="P1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Ensemble B </text:p>
              </text:list-header>
            </text:list>
          </draw:text-box>
        </draw:frame>
        <draw:custom-shape draw:style-name="gr2" draw:text-style-name="P7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7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7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499cm" presentation:class="title" presentation:user-transformed="true">
          <draw:text-box>
            <text:p text:style-name="P1"><text:span text:style-name="T3">Overview of the TAC 2008 Update Summarization Task </text:span></text:p>
          </draw:text-box>
        </draw:frame>
        <draw:frame presentation:style-name="pr13" draw:text-style-name="P1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3" draw:text-style-name="P8" draw:layer="layout" svg:width="7cm" svg:height="4cm" svg:x="4.5cm" svg:y="3cm">
          <text:p text:style-name="P8">10 articles de presse </text:p>
          <text:p text:style-name="P8">(Document Set A) 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7cm" svg:height="4cm" svg:x="15cm" svg:y="3cm">
          <text:p text:style-name="P8">10 articles de presse </text:p>
          <text:p text:style-name="P8">supplémentaires </text:p>
          <text:p text:style-name="P8">(Document Set B) 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7cm" svg:height="3cm" svg:x="4.5cm" svg:y="10cm">
          <text:p text:style-name="P8">Résumés de 100 mots </text:p>
          <text:p text:style-name="P8">(Summary A) 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cm" svg:height="3cm" svg:x="15cm" svg:y="10cm">
          <text:p text:style-name="P11">Résumés de 100 mots </text:p>
          <text:p text:style-name="P11">(Summary B)</text:p>
          <text:p text:style-name="P11">(Supposant la lecture </text:p>
          <text:p text:style-name="P11">préalable de Set A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8"><text:span text:style-name="T3">Overview of the TAC 2008 Update Summarization Task </text:span></text:p>
          </draw:text-box>
        </draw:frame>
        <draw:frame presentation:style-name="pr10" draw:text-style-name="P1" draw:layer="layout" svg:width="26cm" svg:height="10cm" svg:x="0.5cm" svg:y="1cm" presentation:class="outline" presentation:user-transformed="true">
          <draw:text-box>
            <text:list text:style-name="L3">
              <text:list-header>
                <text:p/>
                <text:p><text:span text:style-name="T4">Summarization task : </text:span></text:p>
              </text:list-header>
              <text:list-item>
                <text:p>La même pour l’homme et la machine : créer depuis les documents, 2 résumés brefs, fluide et bien organisé. </text:p>
              </text:list-item>
              <text:list-item>
                <text:p>A et B (les résumés) doivent répondrent au besoin d’information exprimé dans un « topic »</text:p>
              </text:list-item>
              <text:list-item>
                <text:p>4 résumés humains par document,</text:p>
                <text:p>et parmi les 4, forcément 1 écrit </text:p>
                <text:p>par le créateur du « topic ». </text:p>
              </text:list-item>
              <text:list-item>
                <text:p>Équipe : 3 « prioritized run »</text:p>
                <text:p/>
              </text:list-item>
            </text:list>
          </draw:text-box>
        </draw:frame>
        <draw:frame draw:style-name="gr7" draw:text-style-name="P12" draw:layer="layout" svg:width="16cm" svg:height="1.916cm" svg:x="19.5cm" svg:y="10.5cm">
          <draw:text-box>
            <text:p><text:span text:style-name="T5"/></text:p>
            <text:p><text:span text:style-name="T5"/></text:p>
            <text:p><text:span text:style-name="T5">Rappel de la structure d’un topic.</text:span></text:p>
          </draw:text-box>
        </draw:frame>
        <draw:custom-shape draw:style-name="gr8" draw:text-style-name="P14" draw:layer="layout" svg:width="11.5cm" svg:height="4cm" svg:x="16cm" svg:y="7.5cm">
          <text:p text:style-name="P13"><text:span text:style-name="T6">num: </text:span><text:span text:style-name="T5">D0842G</text:span></text:p>
          <text:p text:style-name="P13"><text:span text:style-name="T6">title:</text:span><text:span text:style-name="T5"> Natural Gas Pipeline</text:span></text:p>
          <text:p text:style-name="P13"><text:span text:style-name="T6">narr: </text:span><text:span text:style-name="T5">Follow the progress of pipelines being</text:span></text:p>
          <text:p text:style-name="P13"><text:span text:style-name="T5">built to move natural gas from Asia to Europe.</text:span></text:p>
          <text:p text:style-name="P13"><text:span text:style-name="T5">Include any problems encountered and implica-</text:span></text:p>
          <text:p text:style-name="P13"><text:span text:style-name="T5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8"><text:span text:style-name="T3">Overview of the TAC 2008 Update Summarization Task </text:span>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2) System Approaches </text:p>
              </text:list-header>
              <text:list-item>
                <text:p>Extractive summaries (Limite de 100 mots) </text:p>
              </text:list-item>
              <text:list-item>
                <text:p>Pour les mises à jour : on évite les redonda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8"><text:span text:style-name="T3">Overview of the TAC 2008 Update Summarization Task </text:span>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9" draw:text-style-name="P16" draw:layer="layout" svg:width="24.465cm" svg:height="10.916cm" svg:x="0.535cm" svg:y="3.167cm">
          <draw:text-box>
            <text:p>1) Pour améliorer la requête, élargissement de la requête initiale </text:p>
            <text:p><text:s/>- ajout de WordNet (base de données lexicale)</text:p>
            <text:p><text:s/>- Wikipedia (encyclopédie en ligne)</text:p>
            <text:p><text:s/>- co-occurence de mots </text:p>
            <text:p/>
            <text:p>2) Analyse linguistique approfondie </text:p>
            <text:p><text:s/>- Lemmatisation </text:p>
            <text:p><text:s/>- POS </text:p>
            <text:p><text:s/>- NER </text:p>
            <text:p><text:s/>- Analyse syntaxique </text:p>
            <text:p/>
            <text:p>3) Sélection des phrases </text:p>
            <text:p text:style-name="P15"><text:span text:style-name="T7"><text:s/></text:span><text:span text:style-name="T7">- Classement : </text:span>(tf-idf)</text:p>
            <text:p text:style-name="P15"><text:s/>- Clustering : clusters de similarités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3H21M12S</meta:editing-duration>
    <meta:editing-cycles>3</meta:editing-cycles>
    <meta:generator>LibreOffice/7.3.7.2$Linux_X86_64 LibreOffice_project/30$Build-2</meta:generator>
    <dc:title>Blue Curve</dc:title>
    <dc:date>2024-05-28T11:23:56.679044456</dc:date>
    <meta:document-statistic meta:object-count="92"/>
  </office:meta>
</office:document-meta>
</file>